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6389in" style:font-size-asian="0.26389in" style:font-size-complex="0.26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6389in" style:font-size-asian="0.26389in" style:font-size-complex="0.26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6389in" style:font-size-asian="0.26389in" style:font-size-complex="0.26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bitmap" draw:fill-image-name="a664" style:repeat="stretch" presentation:transition-type="automatic" presentation:transition-speed="medium" smil:type="fade" smil:subtype="crossfade" presentation:duration="PT7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33547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a45a1d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33547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bitmap" draw:fill-image-name="a690" style:repeat="stretch" presentation:transition-type="automatic" presentation:transition-speed="slow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7a2d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bitmap" draw:fill-image-name="a677" style:repeat="stretch" presentation:transition-type="automatic" presentation:transition-speed="slow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bitmap" draw:fill-image-name="a653" style:repeat="stretch" presentation:transition-type="automatic" presentation:transition-speed="fast" smil:type="slideWipe" smil:subtype="fromRight" smil:direction="reverse" presentation:duration="PT7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62731f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bitmap" draw:fill-image-name="a638" style:repeat="stretch" presentation:transition-type="automatic" presentation:transition-speed="slow" smil:type="fade" smil:subtype="crossfade" presentation:duration="PT7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b78e20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39" draw:master-page-name="Master1-Layout1-title-Diapositive-de-titre" presentation:presentation-page-layout-name="Master1-PPL1" draw:id="Slide-256">
        <draw:frame draw:id="id204" presentation:style-name="a644" draw:name="Titre 1" svg:x="2.94444in" svg:y="2.04629in" svg:width="7.45371in" svg:height="1.65741in" presentation:class="title" presentation:placeholder="false">
          <draw:text-box>
            <text:p text:style-name="a643" text:class-names="" text:cond-style-name=""><text:span text:style-name="a640" text:class-names="">Menu<text:s text:c="1"/></text:span><text:span text:style-name="a641" text:class-names="">Lundi</text:span><text:span text:style-name="a642" text:class-names=""/></text:p>
          </draw:text-box>
          <svg:title/>
          <svg:desc/>
        </draw:frame>
        <draw:frame draw:id="id205" presentation:style-name="a652" draw:name="Sous-titre 2" svg:x="2.94444in" svg:y="4in" svg:width="7.45371in" svg:height="1.69072in" presentation:class="subtitle" presentation:placeholder="false">
          <draw:text-box>
            <text:p text:style-name="a646" text:class-names="" text:cond-style-name=""><text:span text:style-name="a645" text:class-names="">Barquette d’endives au fromage de brebis Salakis.</text:span></text:p>
            <text:p text:style-name="a648" text:class-names="" text:cond-style-name=""><text:span text:style-name="a647" text:class-names="">Aiguillettes de volaille à la moutarde douce, riz, légumes verts.</text:span></text:p>
            <text:p text:style-name="a651" text:class-names="" text:cond-style-name=""><text:span text:style-name="a649" text:class-names="">Mousse au chocolat légère.</text:span><text:span text:style-name="a650" text:class-names=""/></text:p>
          </draw:text-box>
          <svg:title/>
          <svg:desc/>
        </draw:frame>
      </draw:page>
      <draw:page draw:name="Slide2" draw:style-name="a654" draw:master-page-name="Master1-Layout1-title-Diapositive-de-titre" presentation:presentation-page-layout-name="Master1-PPL1" draw:id="Slide-257">
        <draw:frame draw:id="id206" presentation:style-name="a658" draw:name="Titre 1" svg:x="2.94444in" svg:y="2.04629in" svg:width="7.45371in" svg:height="1.65741in" presentation:class="title" presentation:placeholder="false">
          <draw:text-box>
            <text:p text:style-name="a657" text:class-names="" text:cond-style-name=""><text:span text:style-name="a655" text:class-names="">Menu<text:s text:c="1"/></text:span><text:span text:style-name="a656" text:class-names="">Mardi</text:span></text:p>
          </draw:text-box>
          <svg:title/>
          <svg:desc/>
        </draw:frame>
        <draw:frame draw:id="id207" presentation:style-name="a663" draw:name="Sous-titre 2" svg:x="2.94444in" svg:y="4in" svg:width="7.45371in" svg:height="1.44445in" presentation:class="subtitle" presentation:placeholder="false">
          <draw:text-box>
            <text:p text:style-name="a660" text:class-names="" text:cond-style-name=""><text:span text:style-name="a659" text:class-names="">Buisson de légumes croquants, ricotta aux herbes fraîches Canard au chou rouge et pommes de terre</text:span></text:p>
            <text:p text:style-name="a662" text:class-names="" text:cond-style-name=""><text:span text:style-name="a661" text:class-names="">Salade de fruits</text:span></text:p>
          </draw:text-box>
          <svg:title/>
          <svg:desc/>
        </draw:frame>
      </draw:page>
      <draw:page draw:name="Slide3" draw:style-name="a665" draw:master-page-name="Master1-Layout1-title-Diapositive-de-titre" presentation:presentation-page-layout-name="Master1-PPL1" draw:id="Slide-258">
        <draw:frame draw:id="id208" presentation:style-name="a669" draw:name="Titre 1" svg:x="2.94444in" svg:y="2.04629in" svg:width="7.45371in" svg:height="1.65741in" presentation:class="title" presentation:placeholder="false">
          <draw:text-box>
            <text:p text:style-name="a668" text:class-names="" text:cond-style-name=""><text:span text:style-name="a666" text:class-names="">Menu<text:s text:c="1"/></text:span><text:span text:style-name="a667" text:class-names="">Mercredi</text:span></text:p>
          </draw:text-box>
          <svg:title/>
          <svg:desc/>
        </draw:frame>
        <draw:frame draw:id="id209" presentation:style-name="a676" draw:name="Sous-titre 2" svg:x="2.94444in" svg:y="4in" svg:width="7.45371in" svg:height="1.44445in" presentation:class="subtitle" presentation:placeholder="false">
          <draw:text-box>
            <text:p text:style-name="a671" text:class-names="" text:cond-style-name=""><text:span text:style-name="a670" text:class-names="">Canapés d’aubergines à l’Ossau-Iraty Istara</text:span></text:p>
            <text:p text:style-name="a673" text:class-names="" text:cond-style-name=""><text:span text:style-name="a672" text:class-names="">Dos de cabillaud au pain d’épices, légumes vert</text:span></text:p>
            <text:p text:style-name="a675" text:class-names="" text:cond-style-name=""><text:span text:style-name="a674" text:class-names="">Pana Cotta légère aux myrtilles</text:span></text:p>
          </draw:text-box>
          <svg:title/>
          <svg:desc/>
        </draw:frame>
      </draw:page>
      <draw:page draw:name="Slide4" draw:style-name="a678" draw:master-page-name="Master1-Layout1-title-Diapositive-de-titre" presentation:presentation-page-layout-name="Master1-PPL1" draw:id="Slide-259">
        <draw:frame draw:id="id210" presentation:style-name="a682" draw:name="Titre 1" svg:x="2.94444in" svg:y="2.04629in" svg:width="7.45371in" svg:height="1.65741in" presentation:class="title" presentation:placeholder="false">
          <draw:text-box>
            <text:p text:style-name="a681" text:class-names="" text:cond-style-name=""><text:span text:style-name="a679" text:class-names="">Menu<text:s text:c="1"/></text:span><text:span text:style-name="a680" text:class-names="">Jeudi</text:span></text:p>
          </draw:text-box>
          <svg:title/>
          <svg:desc/>
        </draw:frame>
        <draw:frame draw:id="id211" presentation:style-name="a689" draw:name="Sous-titre 2" svg:x="2.94444in" svg:y="4in" svg:width="7.45371in" svg:height="1.44445in" presentation:class="subtitle" presentation:placeholder="false">
          <draw:text-box>
            <text:p text:style-name="a684" text:class-names="" text:cond-style-name=""><text:span text:style-name="a683" text:class-names="">Cannellonis de betteraves, dés de roquefort aux herbes maraîchères</text:span></text:p>
            <text:p text:style-name="a686" text:class-names="" text:cond-style-name=""><text:span text:style-name="a685" text:class-names="">Côte de veau aux pommes de terre et au coulis de persil, légumes verts</text:span></text:p>
            <text:p text:style-name="a688" text:class-names="" text:cond-style-name=""><text:span text:style-name="a687" text:class-names="">1 fruit ou 1 compote</text:span></text:p>
          </draw:text-box>
          <svg:title/>
          <svg:desc/>
        </draw:frame>
      </draw:page>
      <draw:page draw:name="Slide5" draw:style-name="a691" draw:master-page-name="Master1-Layout1-title-Diapositive-de-titre" presentation:presentation-page-layout-name="Master1-PPL1" draw:id="Slide-260">
        <draw:frame draw:id="id212" presentation:style-name="a695" draw:name="Titre 1" svg:x="2.94444in" svg:y="2.04629in" svg:width="7.45371in" svg:height="1.65741in" presentation:class="title" presentation:placeholder="false">
          <draw:text-box>
            <text:p text:style-name="a694" text:class-names="" text:cond-style-name=""><text:span text:style-name="a692" text:class-names="">Menu<text:s text:c="1"/></text:span><text:span text:style-name="a693" text:class-names="">Vendredi</text:span></text:p>
          </draw:text-box>
          <svg:title/>
          <svg:desc/>
        </draw:frame>
        <draw:frame draw:id="id213" presentation:style-name="a702" draw:name="Sous-titre 2" svg:x="2.94444in" svg:y="4in" svg:width="7.45371in" svg:height="1.44445in" presentation:class="subtitle" presentation:placeholder="false">
          <draw:text-box>
            <text:p text:style-name="a697" text:class-names="" text:cond-style-name=""><text:span text:style-name="a696" text:class-names="">Champignons farcis aux légumes et mascarpone</text:span></text:p>
            <text:p text:style-name="a699" text:class-names="" text:cond-style-name=""><text:span text:style-name="a698" text:class-names="">Curry de lotte au lait de coco, riz, légumes verts</text:span></text:p>
            <text:p text:style-name="a701" text:class-names="" text:cond-style-name=""><text:span text:style-name="a700" text:class-names="">1 Ferme et Fondant Sveltesse</text:span></text:p>
          </draw:text-box>
          <svg:title/>
          <svg:desc/>
        </draw:frame>
      </draw:page>
      <presentation:settings presentation:endless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itre et contenu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Titre de section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eux contenus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ison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Titre seul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Vide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nu avec légende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 avec légende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Image panoramique avec légende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itre et légende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tion avec légende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e nom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arte nom citation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rai ou faux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itre et texte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itre vertical et texte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90" xlink:href="media/image1.jpeg" xlink:show="embed" xlink:actuate="onLoad"/>
    <draw:fill-image draw:name="a39" xlink:href="media/image1.jpeg" xlink:show="embed" xlink:actuate="onLoad"/>
    <draw:fill-image draw:name="a400" xlink:href="media/image1.jpeg" xlink:show="embed" xlink:actuate="onLoad"/>
    <draw:fill-image draw:name="a527" xlink:href="media/image1.jpeg" xlink:show="embed" xlink:actuate="onLoad"/>
    <draw:fill-image draw:name="a370" xlink:href="media/image1.jpeg" xlink:show="embed" xlink:actuate="onLoad"/>
    <draw:fill-image draw:name="a638" xlink:href="media/image1.jpeg" xlink:show="embed" xlink:actuate="onLoad"/>
    <draw:fill-image draw:name="a106" xlink:href="media/image1.jpeg" xlink:show="embed" xlink:actuate="onLoad"/>
    <draw:fill-image draw:name="a677" xlink:href="media/image1.jpeg" xlink:show="embed" xlink:actuate="onLoad"/>
    <draw:fill-image draw:name="a66" xlink:href="media/image1.jpeg" xlink:show="embed" xlink:actuate="onLoad"/>
    <draw:fill-image draw:name="a255" xlink:href="media/image1.jpeg" xlink:show="embed" xlink:actuate="onLoad"/>
    <draw:fill-image draw:name="a558" xlink:href="media/image1.jpeg" xlink:show="embed" xlink:actuate="onLoad"/>
    <draw:fill-image draw:name="a664" xlink:href="media/image1.jpeg" xlink:show="embed" xlink:actuate="onLoad"/>
    <draw:fill-image draw:name="a296" xlink:href="media/image1.jpeg" xlink:show="embed" xlink:actuate="onLoad"/>
    <draw:fill-image draw:name="a133" xlink:href="media/image1.jpeg" xlink:show="embed" xlink:actuate="onLoad"/>
    <draw:fill-image draw:name="a598" xlink:href="media/image1.jpeg" xlink:show="embed" xlink:actuate="onLoad"/>
    <draw:fill-image draw:name="a0" xlink:href="media/image1.jpeg" xlink:show="embed" xlink:actuate="onLoad"/>
    <draw:fill-image draw:name="a653" xlink:href="media/image1.jpeg" xlink:show="embed" xlink:actuate="onLoad"/>
    <draw:fill-image draw:name="a690" xlink:href="media/image1.jpeg" xlink:show="embed" xlink:actuate="onLoad"/>
    <draw:fill-image draw:name="a464" xlink:href="media/image1.jpeg" xlink:show="embed" xlink:actuate="onLoad"/>
    <draw:fill-image draw:name="a427" xlink:href="media/image1.jpeg" xlink:show="embed" xlink:actuate="onLoad"/>
    <draw:fill-image draw:name="a340" xlink:href="media/image1.jpeg" xlink:show="embed" xlink:actuate="onLoad"/>
    <draw:fill-image draw:name="a278" xlink:href="media/image1.jpeg" xlink:show="embed" xlink:actuate="onLoad"/>
    <draw:fill-image draw:name="a490" xlink:href="media/image1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automatic" presentation:transition-speed="fast" smil:type="fade" smil:subtype="crossfade" presentation:duration="PT5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anique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5/19/2014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4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5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5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Modifiez le style du titre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Modifiez le style des sous-titres du masque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5/19/2014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itre-et-contenu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Modifiez le style du titre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Modifiez les styles du texte du masque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Deuxième niveau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Cinquième niveau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5/19/2014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Modifiez les styles du texte du masque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5/19/2014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eux-contenus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Modifiez le style du titre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Modifiez les styles du texte du masqu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euxième niveau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Cinquième niveau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Modifiez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5/19/2014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Modifiez le style du titre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Modifiez les styles du texte du masqu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Deuxième niveau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Cinquième niveau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Modifiez les styles du texte du masque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Modifiez les styles du texte du masqu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Deuxième niveau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Cinquième niveau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5/19/2014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Titre-seul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Modifiez le style du titre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5/19/2014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Vide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5/19/2014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Modifiez le style du titre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Modifiez les styles du texte du masqu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Deuxième niveau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Cinquième niveau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z les styles du texte du masque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5/19/2014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-avec-légende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Cliquez sur l'icône pour ajouter une image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Modifiez les styles du texte du masque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5/19/2014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Modifiez le style du titre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Cliquez sur l'icône pour ajouter une image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odifiez les styles du texte du masque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5/19/2014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Modifiez le style du titre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Modifiez les styles du texte du masque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5/19/2014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tion-avec-légende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Modifiez le style du titre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Modifiez les styles du texte du masque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Modifiez les styles du texte du masque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5/19/2014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Carte-nom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Modifiez le style du titre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Modifiez les styles du texte du masque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5/19/2014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Modifiez le style du titre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Modifiez les styles du texte du masque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Modifiez les styles du texte du masque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5/19/2014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rai-ou-faux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Modifiez le style du titre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Modifiez les styles du texte du masque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odifiez les styles du texte du masque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5/19/2014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itre-et-texte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Modifiez le style du titre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Modifiez les styles du texte du masqu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Deuxième niveau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Cinquième niveau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5/19/2014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itre-vertical-et-texte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2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3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Modifiez le style du titre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Modifiez les styles du texte du masque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Deuxième niveau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Cinquième niveau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5/19/2014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enu Lundi</dc:title>
    <meta:initial-creator>Yann Moreillon</meta:initial-creator>
    <dc:creator>Yann Moreillon</dc:creator>
    <meta:creation-date>2014-05-19T12:24:32Z</meta:creation-date>
    <dc:date>2014-05-19T13:37:59Z</dc:date>
    <meta:template xlink:href="Organic" xlink:type="simple"/>
    <meta:editing-cycles>3</meta:editing-cycles>
    <meta:editing-duration>PT3269S</meta:editing-duration>
    <meta:document-statistic meta:paragraph-count="19" meta:word-count="128"/>
  </office:meta>
</office:document-meta>
</file>